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7.72583333333333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6.482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BINGDON LTD</text:p>
          </table:table-cell>
          <table:table-cell office:value-type="float" office:value="167426.23000000001" table:style-name="ce5">
            <text:p>167426.23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DT FIRE AND SECURITY PLC</text:p>
          </table:table-cell>
          <table:table-cell office:value-type="float" office:value="18666.02" table:style-name="ce5">
            <text:p>18666.0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DT FIRE AND SECURITY PLC</text:p>
          </table:table-cell>
          <table:table-cell office:value-type="float" office:value="33721.440000000002" table:style-name="ce5">
            <text:p>33721.4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RKTIS LTD</text:p>
          </table:table-cell>
          <table:table-cell office:value-type="float" office:value="738" table:style-name="ce5">
            <text:p>738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SPEN INTERNATIONAL LTD</text:p>
          </table:table-cell>
          <table:table-cell office:value-type="float" office:value="2175" table:style-name="ce5">
            <text:p>217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AVI LTD</text:p>
          </table:table-cell>
          <table:table-cell office:value-type="float" office:value="9925" table:style-name="ce5">
            <text:p>992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BMW (GB) LTD</text:p>
          </table:table-cell>
          <table:table-cell office:value-type="float" office:value="75686.600000000006" table:style-name="ce5">
            <text:p>75686.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BMW (GB) LTD</text:p>
          </table:table-cell>
          <table:table-cell office:value-type="float" office:value="43533" table:style-name="ce5">
            <text:p>43533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BOC LTD</text:p>
          </table:table-cell>
          <table:table-cell office:value-type="float" office:value="5775" table:style-name="ce5">
            <text:p>577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ALOR GAS LTD</text:p>
          </table:table-cell>
          <table:table-cell office:value-type="float" office:value="6516.34" table:style-name="ce5">
            <text:p>6516.3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ASEVA LTD</text:p>
          </table:table-cell>
          <table:table-cell office:value-type="float" office:value="2870" table:style-name="ce5">
            <text:p>287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ITY OF LONDON POLICE</text:p>
          </table:table-cell>
          <table:table-cell office:value-type="float" office:value="5616" table:style-name="ce5">
            <text:p>561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IVICA UK LIMITED</text:p>
          </table:table-cell>
          <table:table-cell office:value-type="float" office:value="16765" table:style-name="ce5">
            <text:p>1676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LEARTONE TELECOMS PLC</text:p>
          </table:table-cell>
          <table:table-cell office:value-type="float" office:value="77567" table:style-name="ce5">
            <text:p>7756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COMPUTACENTER (UK) LTD</text:p>
          </table:table-cell>
          <table:table-cell office:value-type="float" office:value="5000" table:style-name="ce5">
            <text:p>500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DAVID HORN COMMUNICATIONS LTD</text:p>
          </table:table-cell>
          <table:table-cell office:value-type="float" office:value="575" table:style-name="ce5">
            <text:p>57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DURHAM CONSTABULARY</text:p>
          </table:table-cell>
          <table:table-cell office:value-type="float" office:value="2200" table:style-name="ce5">
            <text:p>220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EDGAR BROTHERS</text:p>
          </table:table-cell>
          <table:table-cell office:value-type="float" office:value="866" table:style-name="ce5">
            <text:p>86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ENTERPRISE RENT-A-CAR UK LTD</text:p>
          </table:table-cell>
          <table:table-cell office:value-type="float" office:value="186983.15" table:style-name="ce5">
            <text:p>186983.1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ESSEX POLICE AUTHORITY</text:p>
          </table:table-cell>
          <table:table-cell office:value-type="float" office:value="8733.2000000000007" table:style-name="ce5">
            <text:p>8733.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EXPERIAN LTD</text:p>
          </table:table-cell>
          <table:table-cell office:value-type="float" office:value="31937.26" table:style-name="ce5">
            <text:p>31937.2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FORD MOTOR COMPANY LTD</text:p>
          </table:table-cell>
          <table:table-cell office:value-type="float" office:value="17481.2" table:style-name="ce5">
            <text:p>17481.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GARRAN LOCKERS LTD</text:p>
          </table:table-cell>
          <table:table-cell office:value-type="float" office:value="1551" table:style-name="ce5">
            <text:p>1551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GOODYEAR DUNLOP UK</text:p>
          </table:table-cell>
          <table:table-cell office:value-type="float" office:value="10294.65" table:style-name="ce5">
            <text:p>10294.65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GRESHAM OFFICE FURNITURE LTD</text:p>
          </table:table-cell>
          <table:table-cell office:value-type="float" office:value="4277" table:style-name="ce5">
            <text:p>427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GRG PUBLIC RESOURCES LTD</text:p>
          </table:table-cell>
          <table:table-cell office:value-type="float" office:value="2310" table:style-name="ce5">
            <text:p>231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HYUNDAI MOTOR UK LIMITED</text:p>
          </table:table-cell>
          <table:table-cell office:value-type="float" office:value="90980.800000000003" table:style-name="ce5">
            <text:p>90980.8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HYUNDAI MOTOR UK LIMITED</text:p>
          </table:table-cell>
          <table:table-cell office:value-type="float" office:value="24718.9" table:style-name="ce5">
            <text:p>24718.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JUMA COMMUNICATIONS LTD</text:p>
          </table:table-cell>
          <table:table-cell office:value-type="float" office:value="1250" table:style-name="ce5">
            <text:p>125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KENT POLICE</text:p>
          </table:table-cell>
          <table:table-cell office:value-type="float" office:value="531254.39" table:style-name="ce5">
            <text:p>531254.3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MARSH LTD</text:p>
          </table:table-cell>
          <table:table-cell office:value-type="float" office:value="14336" table:style-name="ce5">
            <text:p>1433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MARSHALL MOTOR GROUP- CAMBRIDGE</text:p>
          </table:table-cell>
          <table:table-cell office:value-type="float" office:value="1249.02" table:style-name="ce5">
            <text:p>1249.0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588.09" table:style-name="ce5">
            <text:p>1588.0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NIGHTSEARCHER LIMITED</text:p>
          </table:table-cell>
          <table:table-cell office:value-type="float" office:value="5893.97" table:style-name="ce5">
            <text:p>5893.9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NORTON WAY HONDA</text:p>
          </table:table-cell>
          <table:table-cell office:value-type="float" office:value="2665.24" table:style-name="ce5">
            <text:p>2665.2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ORCHID CELLMARK LTD</text:p>
          </table:table-cell>
          <table:table-cell office:value-type="float" office:value="12856.9" table:style-name="ce5">
            <text:p>12856.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PERRYS MOTOR SALES LTD</text:p>
          </table:table-cell>
          <table:table-cell office:value-type="float" office:value="1017.74" table:style-name="ce5">
            <text:p>1017.7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PETER JONES (ILG) LTD</text:p>
          </table:table-cell>
          <table:table-cell office:value-type="float" office:value="9570" table:style-name="ce5">
            <text:p>957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PORTAKABIN LTD</text:p>
          </table:table-cell>
          <table:table-cell office:value-type="float" office:value="10456.290000000001" table:style-name="ce5">
            <text:p>10456.2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POSTURITE (UK) LTD</text:p>
          </table:table-cell>
          <table:table-cell office:value-type="float" office:value="952" table:style-name="ce5">
            <text:p>95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PRESSFAB EVO LTD</text:p>
          </table:table-cell>
          <table:table-cell office:value-type="float" office:value="10433.200000000001" table:style-name="ce5">
            <text:p>10433.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Q ELECTRONICS LTD</text:p>
          </table:table-cell>
          <table:table-cell office:value-type="float" office:value="1000" table:style-name="ce5">
            <text:p>100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READING TRANSPORT LTD</text:p>
          </table:table-cell>
          <table:table-cell office:value-type="float" office:value="1699.56" table:style-name="ce5">
            <text:p>1699.5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REVEAL MEDIA LTD</text:p>
          </table:table-cell>
          <table:table-cell office:value-type="float" office:value="15000" table:style-name="ce5">
            <text:p>1500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RYGOR COMMERCIALS LTD</text:p>
          </table:table-cell>
          <table:table-cell office:value-type="float" office:value="32929.599999999999" table:style-name="ce5">
            <text:p>32929.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EPURA LIMITED</text:p>
          </table:table-cell>
          <table:table-cell office:value-type="float" office:value="98899.97" table:style-name="ce5">
            <text:p>98899.9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HS</text:p>
          </table:table-cell>
          <table:table-cell office:value-type="float" office:value="1586.69" table:style-name="ce5">
            <text:p>1586.6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KILLS FOR JUSTICE</text:p>
          </table:table-cell>
          <table:table-cell office:value-type="float" office:value="8740" table:style-name="ce5">
            <text:p>874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OUTH WALES POLICE AUTHORITY</text:p>
          </table:table-cell>
          <table:table-cell office:value-type="float" office:value="1664" table:style-name="ce5">
            <text:p>166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OUTH YORKSHIRE POLICE AUTHORITY</text:p>
          </table:table-cell>
          <table:table-cell office:value-type="float" office:value="1304" table:style-name="ce5">
            <text:p>130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OUTHERN PRINT FINISHING SERVICES LTD</text:p>
          </table:table-cell>
          <table:table-cell office:value-type="float" office:value="1500" table:style-name="ce5">
            <text:p>150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TAFFORD BRIDGE DOORS LTD</text:p>
          </table:table-cell>
          <table:table-cell office:value-type="float" office:value="4626" table:style-name="ce5">
            <text:p>462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TAPLETONS (TYRE SERVICES) LTD</text:p>
          </table:table-cell>
          <table:table-cell office:value-type="float" office:value="1107.0999999999999" table:style-name="ce5">
            <text:p>1107.1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SUSSEX POLICE AUTHORITY</text:p>
          </table:table-cell>
          <table:table-cell office:value-type="float" office:value="3177.34" table:style-name="ce5">
            <text:p>3177.3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CH (UK) LIMITED</text:p>
          </table:table-cell>
          <table:table-cell office:value-type="float" office:value="3990" table:style-name="ce5">
            <text:p>399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ECALEMIT GARAGE EQUIPMENT CO LTD</text:p>
          </table:table-cell>
          <table:table-cell office:value-type="float" office:value="620" table:style-name="ce5">
            <text:p>62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2753.16" table:style-name="ce5">
            <text:p>2753.1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HE HOTLINE GROUP LTD</text:p>
          </table:table-cell>
          <table:table-cell office:value-type="float" office:value="797.88" table:style-name="ce5">
            <text:p>797.88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HRIFTY CAR RENTAL</text:p>
          </table:table-cell>
          <table:table-cell office:value-type="float" office:value="4446.3999999999996" table:style-name="ce5">
            <text:p>4446.4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TSI INSTRUMENTS LTD</text:p>
          </table:table-cell>
          <table:table-cell office:value-type="float" office:value="560" table:style-name="ce5">
            <text:p>560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UKAS</text:p>
          </table:table-cell>
          <table:table-cell office:value-type="float" office:value="1989" table:style-name="ce5">
            <text:p>1989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UNIVERSITY OF OXFORD</text:p>
          </table:table-cell>
          <table:table-cell office:value-type="float" office:value="117467" table:style-name="ce5">
            <text:p>11746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VODAFONE LIMITED</text:p>
          </table:table-cell>
          <table:table-cell office:value-type="float" office:value="8112.36" table:style-name="ce5">
            <text:p>8112.36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25316.1" table:style-name="ce5">
            <text:p>125316.1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VOLVO CAR UK LTD</text:p>
          </table:table-cell>
          <table:table-cell office:value-type="float" office:value="82287.570000000007" table:style-name="ce5">
            <text:p>82287.57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WA PRODUCTS</text:p>
          </table:table-cell>
          <table:table-cell office:value-type="float" office:value="1902.02" table:style-name="ce5">
            <text:p>1902.0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04T00:00:00" table:style-name="ce3">
            <text:p>04/01/2023</text:p>
          </table:table-cell>
          <table:table-cell office:value-type="string" table:style-name="ce4">
            <text:p>WOODWAY ENGINEERING LTD</text:p>
          </table:table-cell>
          <table:table-cell office:value-type="float" office:value="1881.12" table:style-name="ce5">
            <text:p>1881.12</text:p>
          </table:table-cell>
          <table:table-cell office:value-type="float" office:value="3627" table:style-name="ce5">
            <text:p>362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DT FIRE AND SECURITY PLC</text:p>
          </table:table-cell>
          <table:table-cell office:value-type="float" office:value="22290.5" table:style-name="ce5">
            <text:p>22290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LBERON LTD</text:p>
          </table:table-cell>
          <table:table-cell office:value-type="float" office:value="571.73" table:style-name="ce5">
            <text:p>571.7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LT-BERG BOOT MANUFACTURING COMPANY</text:p>
          </table:table-cell>
          <table:table-cell office:value-type="float" office:value="808.2" table:style-name="ce5">
            <text:p>808.2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NGLIAN WATER</text:p>
          </table:table-cell>
          <table:table-cell office:value-type="float" office:value="3310.79" table:style-name="ce5">
            <text:p>3310.7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SPEN INTERNATIONAL LTD</text:p>
          </table:table-cell>
          <table:table-cell office:value-type="float" office:value="3262.5" table:style-name="ce5">
            <text:p>3262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TS EUROMASTER LTD</text:p>
          </table:table-cell>
          <table:table-cell office:value-type="float" office:value="5137.75" table:style-name="ce5">
            <text:p>5137.7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AVON &amp; SOMERSET CONSTABULARY</text:p>
          </table:table-cell>
          <table:table-cell office:value-type="float" office:value="28680" table:style-name="ce5">
            <text:p>2868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BARKER AND EVANS</text:p>
          </table:table-cell>
          <table:table-cell office:value-type="float" office:value="29284" table:style-name="ce5">
            <text:p>2928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BEDFORDSHIRE POLICE AUTHORITY</text:p>
          </table:table-cell>
          <table:table-cell office:value-type="float" office:value="810" table:style-name="ce5">
            <text:p>81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26612.9" table:style-name="ce5">
            <text:p>26612.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640.52" table:style-name="ce5">
            <text:p>1640.52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BUCKS COUNTY COUNCIL</text:p>
          </table:table-cell>
          <table:table-cell office:value-type="float" office:value="24290" table:style-name="ce5">
            <text:p>2429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ALOR GAS LTD</text:p>
          </table:table-cell>
          <table:table-cell office:value-type="float" office:value="4859.49" table:style-name="ce5">
            <text:p>4859.4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AMBRIDGESHIRE POLICE AUTHORITY</text:p>
          </table:table-cell>
          <table:table-cell office:value-type="float" office:value="1574" table:style-name="ce5">
            <text:p>157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ASEVA LTD</text:p>
          </table:table-cell>
          <table:table-cell office:value-type="float" office:value="1340" table:style-name="ce5">
            <text:p>134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HAOS ERGONOMICS</text:p>
          </table:table-cell>
          <table:table-cell office:value-type="float" office:value="9974" table:style-name="ce5">
            <text:p>997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600" table:style-name="ce5">
            <text:p>6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IVICA UK LIMITED</text:p>
          </table:table-cell>
          <table:table-cell office:value-type="float" office:value="24958.1" table:style-name="ce5">
            <text:p>24958.1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IVIL DEFENCE SUPPLY LTD</text:p>
          </table:table-cell>
          <table:table-cell office:value-type="float" office:value="7932.75" table:style-name="ce5">
            <text:p>7932.7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LEARTONE TELECOMS PLC</text:p>
          </table:table-cell>
          <table:table-cell office:value-type="float" office:value="2065" table:style-name="ce5">
            <text:p>206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275" table:style-name="ce5">
            <text:p>127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COUPERS</text:p>
          </table:table-cell>
          <table:table-cell office:value-type="float" office:value="501.4" table:style-name="ce5">
            <text:p>501.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800.18" table:style-name="ce5">
            <text:p>2800.1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DURABLE BERKELEY CO LTD</text:p>
          </table:table-cell>
          <table:table-cell office:value-type="float" office:value="827" table:style-name="ce5">
            <text:p>82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DURHAM CONSTABULARY</text:p>
          </table:table-cell>
          <table:table-cell office:value-type="float" office:value="2108.65" table:style-name="ce5">
            <text:p>2108.6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E W BEARD LTD</text:p>
          </table:table-cell>
          <table:table-cell office:value-type="float" office:value="12475.3" table:style-name="ce5">
            <text:p>12475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EDEN VAUXHALL READING</text:p>
          </table:table-cell>
          <table:table-cell office:value-type="float" office:value="962.66" table:style-name="ce5">
            <text:p>962.6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FISHER SCIENTIFIC UK LTD</text:p>
          </table:table-cell>
          <table:table-cell office:value-type="float" office:value="1933.56" table:style-name="ce5">
            <text:p>1933.5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89510" table:style-name="ce5">
            <text:p>8951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ARRAN LOCKERS LTD</text:p>
          </table:table-cell>
          <table:table-cell office:value-type="float" office:value="5351.94" table:style-name="ce5">
            <text:p>5351.9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MK LTD</text:p>
          </table:table-cell>
          <table:table-cell office:value-type="float" office:value="688" table:style-name="ce5">
            <text:p>68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OODYEAR DUNLOP UK</text:p>
          </table:table-cell>
          <table:table-cell office:value-type="float" office:value="13070.29" table:style-name="ce5">
            <text:p>13070.2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RESHAM OFFICE FURNITURE LTD</text:p>
          </table:table-cell>
          <table:table-cell office:value-type="float" office:value="771.2" table:style-name="ce5">
            <text:p>771.2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ROUPTYRE WHOLSALE LTD</text:p>
          </table:table-cell>
          <table:table-cell office:value-type="float" office:value="9715.2999999999993" table:style-name="ce5">
            <text:p>9715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RUNDON WASTE MANAGEMENT</text:p>
          </table:table-cell>
          <table:table-cell office:value-type="float" office:value="8604.17" table:style-name="ce5">
            <text:p>8604.1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GUTTER-FIX</text:p>
          </table:table-cell>
          <table:table-cell office:value-type="float" office:value="1250" table:style-name="ce5">
            <text:p>125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10000" table:style-name="ce5">
            <text:p>100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50529.4" table:style-name="ce5">
            <text:p>50529.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HEADINGTON CARRIERS LIMITED</text:p>
          </table:table-cell>
          <table:table-cell office:value-type="float" office:value="1200" table:style-name="ce5">
            <text:p>12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HEADINGTON CARRIERS LIMITED</text:p>
          </table:table-cell>
          <table:table-cell office:value-type="float" office:value="2400" table:style-name="ce5">
            <text:p>24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INTOXIMETERS UK LTD</text:p>
          </table:table-cell>
          <table:table-cell office:value-type="float" office:value="1662.5" table:style-name="ce5">
            <text:p>1662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1530.01" table:style-name="ce5">
            <text:p>1530.01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KEELA INTERNATIONAL</text:p>
          </table:table-cell>
          <table:table-cell office:value-type="float" office:value="2103.8000000000002" table:style-name="ce5">
            <text:p>2103.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KENT POLICE</text:p>
          </table:table-cell>
          <table:table-cell office:value-type="float" office:value="579.32000000000005" table:style-name="ce5">
            <text:p>579.32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KENT POLICE</text:p>
          </table:table-cell>
          <table:table-cell office:value-type="float" office:value="2740" table:style-name="ce5">
            <text:p>274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LAMBERT SMITH HAMPTON</text:p>
          </table:table-cell>
          <table:table-cell office:value-type="float" office:value="12457" table:style-name="ce5">
            <text:p>1245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LINCOLNSHIRE POLICE AUTHORITY</text:p>
          </table:table-cell>
          <table:table-cell office:value-type="float" office:value="42433.9" table:style-name="ce5">
            <text:p>42433.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LOWE &amp; OLIVER LTD</text:p>
          </table:table-cell>
          <table:table-cell office:value-type="float" office:value="6386.07" table:style-name="ce5">
            <text:p>6386.0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7038.8" table:style-name="ce5">
            <text:p>17038.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32413.3" table:style-name="ce5">
            <text:p>32413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098.68" table:style-name="ce5">
            <text:p>5098.6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NORTH WALES POLICE</text:p>
          </table:table-cell>
          <table:table-cell office:value-type="float" office:value="3690.7" table:style-name="ce5">
            <text:p>3690.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ORCHID CELLMARK LTD</text:p>
          </table:table-cell>
          <table:table-cell office:value-type="float" office:value="88328.65" table:style-name="ce5">
            <text:p>88328.6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AYPOINT NETWORK LTD</text:p>
          </table:table-cell>
          <table:table-cell office:value-type="float" office:value="1830" table:style-name="ce5">
            <text:p>183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ERRYS MOTOR SALES LTD</text:p>
          </table:table-cell>
          <table:table-cell office:value-type="float" office:value="1525.71" table:style-name="ce5">
            <text:p>1525.71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EUGEOT MOTOR COMPANY PLC</text:p>
          </table:table-cell>
          <table:table-cell office:value-type="float" office:value="25730.400000000001" table:style-name="ce5">
            <text:p>25730.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EUGEOT MOTOR COMPANY PLC</text:p>
          </table:table-cell>
          <table:table-cell office:value-type="float" office:value="21607.3" table:style-name="ce5">
            <text:p>21607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IDDINGTON PROPERTIES LTD</text:p>
          </table:table-cell>
          <table:table-cell office:value-type="float" office:value="4250" table:style-name="ce5">
            <text:p>425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PRESSFAB EVO LTD</text:p>
          </table:table-cell>
          <table:table-cell office:value-type="float" office:value="15695.3" table:style-name="ce5">
            <text:p>15695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REED</text:p>
          </table:table-cell>
          <table:table-cell office:value-type="float" office:value="221175.56" table:style-name="ce5">
            <text:p>221175.5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REED</text:p>
          </table:table-cell>
          <table:table-cell office:value-type="float" office:value="29654.91" table:style-name="ce5">
            <text:p>29654.91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3550" table:style-name="ce5">
            <text:p>355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RIDGE &amp; PARTNERS</text:p>
          </table:table-cell>
          <table:table-cell office:value-type="float" office:value="11000" table:style-name="ce5">
            <text:p>110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ROBERT M DONALDSON</text:p>
          </table:table-cell>
          <table:table-cell office:value-type="float" office:value="15595" table:style-name="ce5">
            <text:p>1559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 YAFFY LTD</text:p>
          </table:table-cell>
          <table:table-cell office:value-type="float" office:value="27577" table:style-name="ce5">
            <text:p>2757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ALUS BUILDING CONTROL CONSULTANTS</text:p>
          </table:table-cell>
          <table:table-cell office:value-type="float" office:value="1500" table:style-name="ce5">
            <text:p>15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EPURA LIMITED</text:p>
          </table:table-cell>
          <table:table-cell office:value-type="float" office:value="1770" table:style-name="ce5">
            <text:p>177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ETON LTD</text:p>
          </table:table-cell>
          <table:table-cell office:value-type="float" office:value="743.8" table:style-name="ce5">
            <text:p>743.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KILLS FOR JUSTICE</text:p>
          </table:table-cell>
          <table:table-cell office:value-type="float" office:value="3370" table:style-name="ce5">
            <text:p>337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OUTH WALES POLICE AUTHORITY</text:p>
          </table:table-cell>
          <table:table-cell office:value-type="float" office:value="12896" table:style-name="ce5">
            <text:p>1289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OUTHERN ELECTRIC</text:p>
          </table:table-cell>
          <table:table-cell office:value-type="float" office:value="2746.94" table:style-name="ce5">
            <text:p>2746.9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TANHOPE WILKINSON ASSOCIATES</text:p>
          </table:table-cell>
          <table:table-cell office:value-type="float" office:value="1395" table:style-name="ce5">
            <text:p>139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TAPLETONS (TYRE SERVICES) LTD</text:p>
          </table:table-cell>
          <table:table-cell office:value-type="float" office:value="1724.5" table:style-name="ce5">
            <text:p>1724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USSEX POLICE AUTHORITY</text:p>
          </table:table-cell>
          <table:table-cell office:value-type="float" office:value="4425.66" table:style-name="ce5">
            <text:p>4425.6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USSEX POLICE AUTHORITY</text:p>
          </table:table-cell>
          <table:table-cell office:value-type="float" office:value="186265.88" table:style-name="ce5">
            <text:p>186265.8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USSEX POLICE AUTHORITY</text:p>
          </table:table-cell>
          <table:table-cell office:value-type="float" office:value="54550.5" table:style-name="ce5">
            <text:p>54550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USSEX POLICE AUTHORITY</text:p>
          </table:table-cell>
          <table:table-cell office:value-type="float" office:value="98584.8" table:style-name="ce5">
            <text:p>98584.8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SYTNER HIGH WYCOMBE</text:p>
          </table:table-cell>
          <table:table-cell office:value-type="float" office:value="1341.3" table:style-name="ce5">
            <text:p>1341.3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TCH (UK) LIMITED</text:p>
          </table:table-cell>
          <table:table-cell office:value-type="float" office:value="3990" table:style-name="ce5">
            <text:p>399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THAMES WATER UTILITIES LTD</text:p>
          </table:table-cell>
          <table:table-cell office:value-type="float" office:value="569.79" table:style-name="ce5">
            <text:p>569.7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THE HOTLINE GROUP LTD</text:p>
          </table:table-cell>
          <table:table-cell office:value-type="float" office:value="1815" table:style-name="ce5">
            <text:p>181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THE INVESTIGATOR</text:p>
          </table:table-cell>
          <table:table-cell office:value-type="float" office:value="759.96" table:style-name="ce5">
            <text:p>759.9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VIKING ARMS LTD</text:p>
          </table:table-cell>
          <table:table-cell office:value-type="float" office:value="1590.9" table:style-name="ce5">
            <text:p>1590.9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VOLVO CAR UK LTD</text:p>
          </table:table-cell>
          <table:table-cell office:value-type="float" office:value="105318.54" table:style-name="ce5">
            <text:p>105318.5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VOLVO CAR UK LTD</text:p>
          </table:table-cell>
          <table:table-cell office:value-type="float" office:value="93629.86" table:style-name="ce5">
            <text:p>93629.8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A PRODUCTS (UK) LTD</text:p>
          </table:table-cell>
          <table:table-cell office:value-type="float" office:value="4002.86" table:style-name="ce5">
            <text:p>4002.8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EST MIDLANDS POLICE AUTHORITY</text:p>
          </table:table-cell>
          <table:table-cell office:value-type="float" office:value="53751.5" table:style-name="ce5">
            <text:p>53751.5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EST MIDLANDS POLICE AUTHORITY</text:p>
          </table:table-cell>
          <table:table-cell office:value-type="float" office:value="3600" table:style-name="ce5">
            <text:p>3600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ILTSHIRE CONSTABULARY</text:p>
          </table:table-cell>
          <table:table-cell office:value-type="float" office:value="27394" table:style-name="ce5">
            <text:p>27394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OLSELEY CENTERS LTD</text:p>
          </table:table-cell>
          <table:table-cell office:value-type="float" office:value="1026.46" table:style-name="ce5">
            <text:p>1026.46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1T00:00:00" table:style-name="ce3">
            <text:p>11/01/2023</text:p>
          </table:table-cell>
          <table:table-cell office:value-type="string" table:style-name="ce4">
            <text:p>WOODWAY ENGINEERING LTD</text:p>
          </table:table-cell>
          <table:table-cell office:value-type="float" office:value="2427.27" table:style-name="ce5">
            <text:p>2427.27</text:p>
          </table:table-cell>
          <table:table-cell office:value-type="float" office:value="3628" table:style-name="ce5">
            <text:p>362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ABINGDON LTD</text:p>
          </table:table-cell>
          <table:table-cell office:value-type="float" office:value="163141.6" table:style-name="ce5">
            <text:p>163141.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ALTIA SOLUTIONS LTD</text:p>
          </table:table-cell>
          <table:table-cell office:value-type="float" office:value="22650" table:style-name="ce5">
            <text:p>2265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APEC SYSTEMS LIMITED</text:p>
          </table:table-cell>
          <table:table-cell office:value-type="float" office:value="3000" table:style-name="ce5">
            <text:p>300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AVI LTD</text:p>
          </table:table-cell>
          <table:table-cell office:value-type="float" office:value="3234" table:style-name="ce5">
            <text:p>323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BARKER AND EVANS</text:p>
          </table:table-cell>
          <table:table-cell office:value-type="float" office:value="1626" table:style-name="ce5">
            <text:p>162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BARNEWOOD LIMITED</text:p>
          </table:table-cell>
          <table:table-cell office:value-type="float" office:value="11309.3" table:style-name="ce5">
            <text:p>11309.3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BARTON COMMUNITY ASSOCIATION</text:p>
          </table:table-cell>
          <table:table-cell office:value-type="float" office:value="895" table:style-name="ce5">
            <text:p>89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5155.6000000000004" table:style-name="ce5">
            <text:p>5155.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BRISTOL STREET BANBURY LTD</text:p>
          </table:table-cell>
          <table:table-cell office:value-type="float" office:value="680.14" table:style-name="ce5">
            <text:p>680.1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CALOR GAS LTD</text:p>
          </table:table-cell>
          <table:table-cell office:value-type="float" office:value="3275.25" table:style-name="ce5">
            <text:p>3275.2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CASTROL (UK) LTD</text:p>
          </table:table-cell>
          <table:table-cell office:value-type="float" office:value="556.32000000000005" table:style-name="ce5">
            <text:p>556.3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CHUBB FIRE LIMITED</text:p>
          </table:table-cell>
          <table:table-cell office:value-type="float" office:value="514.5" table:style-name="ce5">
            <text:p>514.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COMPUTACENTER (UK) LTD</text:p>
          </table:table-cell>
          <table:table-cell office:value-type="float" office:value="15319.2" table:style-name="ce5">
            <text:p>15319.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COTSWOLD VEHICLE RECOVERY</text:p>
          </table:table-cell>
          <table:table-cell office:value-type="float" office:value="19006.3" table:style-name="ce5">
            <text:p>19006.3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DATATAG ID LTD</text:p>
          </table:table-cell>
          <table:table-cell office:value-type="float" office:value="800" table:style-name="ce5">
            <text:p>80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DOUBLETREE BY HILTON MK</text:p>
          </table:table-cell>
          <table:table-cell office:value-type="float" office:value="1491.67" table:style-name="ce5">
            <text:p>1491.6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EDF ENERGY</text:p>
          </table:table-cell>
          <table:table-cell office:value-type="float" office:value="376928.58" table:style-name="ce5">
            <text:p>376928.58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ENTERPRISE RENT-A-CAR UK LTD</text:p>
          </table:table-cell>
          <table:table-cell office:value-type="float" office:value="201837.08" table:style-name="ce5">
            <text:p>201837.08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ESSEX POLICE AUTHORITY</text:p>
          </table:table-cell>
          <table:table-cell office:value-type="float" office:value="1063.47" table:style-name="ce5">
            <text:p>1063.4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FAST ENGINEERING LTD</text:p>
          </table:table-cell>
          <table:table-cell office:value-type="float" office:value="670" table:style-name="ce5">
            <text:p>67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GOODYEAR DUNLOP UK</text:p>
          </table:table-cell>
          <table:table-cell office:value-type="float" office:value="9576.57" table:style-name="ce5">
            <text:p>9576.5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GRESHAM OFFICE FURNITURE LTD</text:p>
          </table:table-cell>
          <table:table-cell office:value-type="float" office:value="35249.47" table:style-name="ce5">
            <text:p>35249.4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GROUPTYRE WHOLSALE LTD</text:p>
          </table:table-cell>
          <table:table-cell office:value-type="float" office:value="2757.4" table:style-name="ce5">
            <text:p>2757.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1186.5899999999999" table:style-name="ce5">
            <text:p>1186.59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12288.36" table:style-name="ce5">
            <text:p>12288.3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EADLEY TYRES LTD</text:p>
          </table:table-cell>
          <table:table-cell office:value-type="float" office:value="999.6" table:style-name="ce5">
            <text:p>999.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ELMET INTEGRATED SYSTEMS LTD</text:p>
          </table:table-cell>
          <table:table-cell office:value-type="float" office:value="3645" table:style-name="ce5">
            <text:p>364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HUNTER APPAREL SOLUTIONS LTD</text:p>
          </table:table-cell>
          <table:table-cell office:value-type="float" office:value="1044" table:style-name="ce5">
            <text:p>104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KEELA INTERNATIONAL</text:p>
          </table:table-cell>
          <table:table-cell office:value-type="float" office:value="13730.5" table:style-name="ce5">
            <text:p>13730.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LEICESTERSHIRE POLICE AUTHORITY</text:p>
          </table:table-cell>
          <table:table-cell office:value-type="float" office:value="74946.600000000006" table:style-name="ce5">
            <text:p>74946.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MARSHALL MOTOR GROUP- CAMBRIDGE</text:p>
          </table:table-cell>
          <table:table-cell office:value-type="float" office:value="1088.6199999999999" table:style-name="ce5">
            <text:p>1088.6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7009.13" table:style-name="ce5">
            <text:p>27009.13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MOTOROLA</text:p>
          </table:table-cell>
          <table:table-cell office:value-type="float" office:value="11202" table:style-name="ce5">
            <text:p>1120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NEOPOST LTD</text:p>
          </table:table-cell>
          <table:table-cell office:value-type="float" office:value="3469.8" table:style-name="ce5">
            <text:p>3469.8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NITON EQUIPMENT</text:p>
          </table:table-cell>
          <table:table-cell office:value-type="float" office:value="598.5" table:style-name="ce5">
            <text:p>598.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ORCHID CELLMARK LTD</text:p>
          </table:table-cell>
          <table:table-cell office:value-type="float" office:value="17751.400000000001" table:style-name="ce5">
            <text:p>17751.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OXFORD UNIVERSITY PRESS - A/C 2000618</text:p>
          </table:table-cell>
          <table:table-cell office:value-type="float" office:value="2624" table:style-name="ce5">
            <text:p>262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OXFORDSHIRE COUNTY COUNCIL</text:p>
          </table:table-cell>
          <table:table-cell office:value-type="float" office:value="139539" table:style-name="ce5">
            <text:p>139539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OXFORDSHIRE COUNTY COUNCIL</text:p>
          </table:table-cell>
          <table:table-cell office:value-type="float" office:value="2088" table:style-name="ce5">
            <text:p>2088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PENNA PLC</text:p>
          </table:table-cell>
          <table:table-cell office:value-type="float" office:value="1570" table:style-name="ce5">
            <text:p>157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PERRYS MOTOR SALES LTD</text:p>
          </table:table-cell>
          <table:table-cell office:value-type="float" office:value="629.51" table:style-name="ce5">
            <text:p>629.51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PMC POLYTHENE LTD</text:p>
          </table:table-cell>
          <table:table-cell office:value-type="float" office:value="3086.5" table:style-name="ce5">
            <text:p>3086.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PRIMETAKE LTD</text:p>
          </table:table-cell>
          <table:table-cell office:value-type="float" office:value="551.53" table:style-name="ce5">
            <text:p>551.53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QMP MANAGEMENT &amp; DESIGN</text:p>
          </table:table-cell>
          <table:table-cell office:value-type="float" office:value="1300" table:style-name="ce5">
            <text:p>130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READING FC COMMUNITY TRUST</text:p>
          </table:table-cell>
          <table:table-cell office:value-type="float" office:value="50000" table:style-name="ce5">
            <text:p>5000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REED</text:p>
          </table:table-cell>
          <table:table-cell office:value-type="float" office:value="79473.56" table:style-name="ce5">
            <text:p>79473.5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REED</text:p>
          </table:table-cell>
          <table:table-cell office:value-type="float" office:value="9263.02" table:style-name="ce5">
            <text:p>9263.0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ROYAL MAIL</text:p>
          </table:table-cell>
          <table:table-cell office:value-type="float" office:value="2997.07" table:style-name="ce5">
            <text:p>2997.0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RSG ENGINEERING LTD</text:p>
          </table:table-cell>
          <table:table-cell office:value-type="float" office:value="935.7" table:style-name="ce5">
            <text:p>935.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 YAFFY LTD</text:p>
          </table:table-cell>
          <table:table-cell office:value-type="float" office:value="18493.650000000001" table:style-name="ce5">
            <text:p>18493.6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COTTISH POWER</text:p>
          </table:table-cell>
          <table:table-cell office:value-type="float" office:value="5251.87" table:style-name="ce5">
            <text:p>5251.87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KILLS FOR JUSTICE</text:p>
          </table:table-cell>
          <table:table-cell office:value-type="float" office:value="2254" table:style-name="ce5">
            <text:p>225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MS ENVIRONMENTAL LTD</text:p>
          </table:table-cell>
          <table:table-cell office:value-type="float" office:value="1585.55" table:style-name="ce5">
            <text:p>1585.5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OUTHERN ELECTRIC</text:p>
          </table:table-cell>
          <table:table-cell office:value-type="float" office:value="1435.83" table:style-name="ce5">
            <text:p>1435.83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TAPLETONS (TYRE SERVICES) LTD</text:p>
          </table:table-cell>
          <table:table-cell office:value-type="float" office:value="606" table:style-name="ce5">
            <text:p>606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USSEX POLICE AUTHORITY</text:p>
          </table:table-cell>
          <table:table-cell office:value-type="float" office:value="1219.32" table:style-name="ce5">
            <text:p>1219.3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SYTNER HIGH WYCOMBE</text:p>
          </table:table-cell>
          <table:table-cell office:value-type="float" office:value="650.41999999999996" table:style-name="ce5">
            <text:p>650.4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14893.2" table:style-name="ce5">
            <text:p>14893.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THE HOTLINE GROUP LTD</text:p>
          </table:table-cell>
          <table:table-cell office:value-type="float" office:value="1020" table:style-name="ce5">
            <text:p>1020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VODAFONE LIMITED</text:p>
          </table:table-cell>
          <table:table-cell office:value-type="float" office:value="2260.0500000000002" table:style-name="ce5">
            <text:p>2260.0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4628.5" table:style-name="ce5">
            <text:p>24628.5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WA PRODUCTS</text:p>
          </table:table-cell>
          <table:table-cell office:value-type="float" office:value="1644.08" table:style-name="ce5">
            <text:p>1644.08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WEST YORKSHIRE POLICE AUTHORITY</text:p>
          </table:table-cell>
          <table:table-cell office:value-type="float" office:value="559164" table:style-name="ce5">
            <text:p>559164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3">
            <text:p>18/01/2023</text:p>
          </table:table-cell>
          <table:table-cell office:value-type="string" table:style-name="ce4">
            <text:p>WOODWAY ENGINEERING LTD</text:p>
          </table:table-cell>
          <table:table-cell office:value-type="float" office:value="901.72" table:style-name="ce5">
            <text:p>901.72</text:p>
          </table:table-cell>
          <table:table-cell office:value-type="float" office:value="3629" table:style-name="ce5">
            <text:p>362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DT FIRE AND SECURITY PLC</text:p>
          </table:table-cell>
          <table:table-cell office:value-type="float" office:value="19619.650000000001" table:style-name="ce5">
            <text:p>19619.6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LT-BERG BOOT MANUFACTURING COMPANY</text:p>
          </table:table-cell>
          <table:table-cell office:value-type="float" office:value="2963.4" table:style-name="ce5">
            <text:p>2963.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SPEN INTERNATIONAL LTD</text:p>
          </table:table-cell>
          <table:table-cell office:value-type="float" office:value="8668.7199999999993" table:style-name="ce5">
            <text:p>8668.7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TS EUROMASTER LTD</text:p>
          </table:table-cell>
          <table:table-cell office:value-type="float" office:value="2139.71" table:style-name="ce5">
            <text:p>2139.7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UTOMOTIVE CALIBRATION</text:p>
          </table:table-cell>
          <table:table-cell office:value-type="float" office:value="543.5" table:style-name="ce5">
            <text:p>543.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VI LTD</text:p>
          </table:table-cell>
          <table:table-cell office:value-type="float" office:value="3673" table:style-name="ce5">
            <text:p>367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AVON &amp; SOMERSET CONSTABULARY</text:p>
          </table:table-cell>
          <table:table-cell office:value-type="float" office:value="96425.7" table:style-name="ce5">
            <text:p>96425.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BARKER AND EVANS</text:p>
          </table:table-cell>
          <table:table-cell office:value-type="float" office:value="26277" table:style-name="ce5">
            <text:p>2627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BROADWAY ELECTRICAL SERVICES LTD</text:p>
          </table:table-cell>
          <table:table-cell office:value-type="float" office:value="2740.9" table:style-name="ce5">
            <text:p>2740.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BUDDI LTD</text:p>
          </table:table-cell>
          <table:table-cell office:value-type="float" office:value="10250" table:style-name="ce5">
            <text:p>1025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CALOR GAS LTD</text:p>
          </table:table-cell>
          <table:table-cell office:value-type="float" office:value="3919.15" table:style-name="ce5">
            <text:p>3919.1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CALTEC (ATC) LTD</text:p>
          </table:table-cell>
          <table:table-cell office:value-type="float" office:value="643.29999999999995" table:style-name="ce5">
            <text:p>643.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3056.63" table:style-name="ce5">
            <text:p>3056.6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CASTROL (UK) LTD</text:p>
          </table:table-cell>
          <table:table-cell office:value-type="float" office:value="1879.2" table:style-name="ce5">
            <text:p>1879.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COMPUTACENTER (UK) LTD</text:p>
          </table:table-cell>
          <table:table-cell office:value-type="float" office:value="37879.4" table:style-name="ce5">
            <text:p>37879.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DAVID HORN COMMUNICATIONS LTD</text:p>
          </table:table-cell>
          <table:table-cell office:value-type="float" office:value="5000" table:style-name="ce5">
            <text:p>500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DAVID SMITH ASSOCIATES</text:p>
          </table:table-cell>
          <table:table-cell office:value-type="float" office:value="750" table:style-name="ce5">
            <text:p>75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DEVON &amp; CORNWALL CONSTABULARY</text:p>
          </table:table-cell>
          <table:table-cell office:value-type="float" office:value="86819.6" table:style-name="ce5">
            <text:p>86819.6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EDF ENERGY</text:p>
          </table:table-cell>
          <table:table-cell office:value-type="float" office:value="3897.43" table:style-name="ce5">
            <text:p>3897.4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EMSAS LTD</text:p>
          </table:table-cell>
          <table:table-cell office:value-type="float" office:value="9710" table:style-name="ce5">
            <text:p>971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ENTERPRISE RENT-A-CAR UK LTD</text:p>
          </table:table-cell>
          <table:table-cell office:value-type="float" office:value="4478.3500000000004" table:style-name="ce5">
            <text:p>4478.3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ESSEX POLICE AUTHORITY</text:p>
          </table:table-cell>
          <table:table-cell office:value-type="float" office:value="8622.91" table:style-name="ce5">
            <text:p>8622.9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EXPERIAN LTD</text:p>
          </table:table-cell>
          <table:table-cell office:value-type="float" office:value="23916.9" table:style-name="ce5">
            <text:p>23916.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F J LANE &amp; SON LTD</text:p>
          </table:table-cell>
          <table:table-cell office:value-type="float" office:value="12488" table:style-name="ce5">
            <text:p>1248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FRANCIS CONSTRUCTION LTD</text:p>
          </table:table-cell>
          <table:table-cell office:value-type="float" office:value="8137.5" table:style-name="ce5">
            <text:p>8137.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327668.94" table:style-name="ce5">
            <text:p>327668.9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ARRAN LOCKERS LTD</text:p>
          </table:table-cell>
          <table:table-cell office:value-type="float" office:value="1603.68" table:style-name="ce5">
            <text:p>1603.6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ARRAN LOCKERS LTD</text:p>
          </table:table-cell>
          <table:table-cell office:value-type="float" office:value="4613" table:style-name="ce5">
            <text:p>461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MK LTD</text:p>
          </table:table-cell>
          <table:table-cell office:value-type="float" office:value="688" table:style-name="ce5">
            <text:p>68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OODYEAR DUNLOP UK</text:p>
          </table:table-cell>
          <table:table-cell office:value-type="float" office:value="6769.29" table:style-name="ce5">
            <text:p>6769.2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RESHAM OFFICE FURNITURE LTD</text:p>
          </table:table-cell>
          <table:table-cell office:value-type="float" office:value="1645" table:style-name="ce5">
            <text:p>164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ROUPTYRE WHOLSALE LTD</text:p>
          </table:table-cell>
          <table:table-cell office:value-type="float" office:value="3909.3" table:style-name="ce5">
            <text:p>3909.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RUNDON WASTE MANAGEMENT</text:p>
          </table:table-cell>
          <table:table-cell office:value-type="float" office:value="8864.99" table:style-name="ce5">
            <text:p>8864.9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RUNDON WASTE MANAGEMENT LTD</text:p>
          </table:table-cell>
          <table:table-cell office:value-type="float" office:value="14461.89" table:style-name="ce5">
            <text:p>14461.8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GWENT POLICE AUTHORITY</text:p>
          </table:table-cell>
          <table:table-cell office:value-type="float" office:value="59115.7" table:style-name="ce5">
            <text:p>59115.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AMPSHIRE POLICE AUTHORITY</text:p>
          </table:table-cell>
          <table:table-cell office:value-type="float" office:value="229465.81" table:style-name="ce5">
            <text:p>229465.8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EADINGTON CARRIERS LIMITED</text:p>
          </table:table-cell>
          <table:table-cell office:value-type="float" office:value="2400" table:style-name="ce5">
            <text:p>240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EADINGTON CARRIERS LIMITED</text:p>
          </table:table-cell>
          <table:table-cell office:value-type="float" office:value="645" table:style-name="ce5">
            <text:p>64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EADLEY TYRES LTD</text:p>
          </table:table-cell>
          <table:table-cell office:value-type="float" office:value="1728.35" table:style-name="ce5">
            <text:p>1728.3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ERTFORDSHIRE POLICE AUTHORITY</text:p>
          </table:table-cell>
          <table:table-cell office:value-type="float" office:value="325000" table:style-name="ce5">
            <text:p>32500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HICKLEYS LTD</text:p>
          </table:table-cell>
          <table:table-cell office:value-type="float" office:value="2884" table:style-name="ce5">
            <text:p>288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IAN WEBB ENGINEERING LTD</text:p>
          </table:table-cell>
          <table:table-cell office:value-type="float" office:value="70792" table:style-name="ce5">
            <text:p>7079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ICETRAK LTD</text:p>
          </table:table-cell>
          <table:table-cell office:value-type="float" office:value="12337.04" table:style-name="ce5">
            <text:p>12337.0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INSIDE OUT DEVELOPMENTS LTD</text:p>
          </table:table-cell>
          <table:table-cell office:value-type="float" office:value="62412.1" table:style-name="ce5">
            <text:p>62412.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KEELA INTERNATIONAL</text:p>
          </table:table-cell>
          <table:table-cell office:value-type="float" office:value="735" table:style-name="ce5">
            <text:p>73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KENT POLICE</text:p>
          </table:table-cell>
          <table:table-cell office:value-type="float" office:value="88219.6" table:style-name="ce5">
            <text:p>88219.6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KOREC (SURVEY SUPPLIES LIMITED)</text:p>
          </table:table-cell>
          <table:table-cell office:value-type="float" office:value="10224" table:style-name="ce5">
            <text:p>1022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L BENNETT AND SON LTD- WELWYN GARDEN</text:p>
          </table:table-cell>
          <table:table-cell office:value-type="float" office:value="1128.04" table:style-name="ce5">
            <text:p>1128.0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LANCASHIRE POLICE AUTHORITY</text:p>
          </table:table-cell>
          <table:table-cell office:value-type="float" office:value="10683.6" table:style-name="ce5">
            <text:p>10683.6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LOWE &amp; OLIVER LTD</text:p>
          </table:table-cell>
          <table:table-cell office:value-type="float" office:value="553.4" table:style-name="ce5">
            <text:p>553.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MARSHALL MOTOR GROUP- CAMBRIDGE</text:p>
          </table:table-cell>
          <table:table-cell office:value-type="float" office:value="1534.47" table:style-name="ce5">
            <text:p>1534.4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MEHLER VARIO SYSTEM GMBH</text:p>
          </table:table-cell>
          <table:table-cell office:value-type="float" office:value="6046" table:style-name="ce5">
            <text:p>6046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MICHAEL LUPTON ASSOCIATES LTD</text:p>
          </table:table-cell>
          <table:table-cell office:value-type="float" office:value="848" table:style-name="ce5">
            <text:p>84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5285.24" table:style-name="ce5">
            <text:p>15285.2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NEOPOST LTD</text:p>
          </table:table-cell>
          <table:table-cell office:value-type="float" office:value="5865.88" table:style-name="ce5">
            <text:p>5865.8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NICK ROBINS LTD</text:p>
          </table:table-cell>
          <table:table-cell office:value-type="float" office:value="15108" table:style-name="ce5">
            <text:p>1510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NORTH OXFORD GARAGE LTD</text:p>
          </table:table-cell>
          <table:table-cell office:value-type="float" office:value="6513.27" table:style-name="ce5">
            <text:p>6513.2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NORTHAMPTONSHIRE POLICE AUTHORITY</text:p>
          </table:table-cell>
          <table:table-cell office:value-type="float" office:value="2373.84" table:style-name="ce5">
            <text:p>2373.8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ORCHID CELLMARK LTD</text:p>
          </table:table-cell>
          <table:table-cell office:value-type="float" office:value="74584.05" table:style-name="ce5">
            <text:p>74584.0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PENNA PLC</text:p>
          </table:table-cell>
          <table:table-cell office:value-type="float" office:value="1570" table:style-name="ce5">
            <text:p>157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PETER JONES (ILG) LTD</text:p>
          </table:table-cell>
          <table:table-cell office:value-type="float" office:value="5165" table:style-name="ce5">
            <text:p>516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PMC POLYTHENE LTD</text:p>
          </table:table-cell>
          <table:table-cell office:value-type="float" office:value="2474.88" table:style-name="ce5">
            <text:p>2474.8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REED</text:p>
          </table:table-cell>
          <table:table-cell office:value-type="float" office:value="108033.1" table:style-name="ce5">
            <text:p>108033.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REED</text:p>
          </table:table-cell>
          <table:table-cell office:value-type="float" office:value="11301.03" table:style-name="ce5">
            <text:p>11301.0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ROBERT M DONALDSON</text:p>
          </table:table-cell>
          <table:table-cell office:value-type="float" office:value="28410" table:style-name="ce5">
            <text:p>2841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RS COMPONENTS LTD</text:p>
          </table:table-cell>
          <table:table-cell office:value-type="float" office:value="984" table:style-name="ce5">
            <text:p>98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 YAFFY LTD</text:p>
          </table:table-cell>
          <table:table-cell office:value-type="float" office:value="11885.7" table:style-name="ce5">
            <text:p>11885.7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AFETY KLEEN UK LTD</text:p>
          </table:table-cell>
          <table:table-cell office:value-type="float" office:value="707.78" table:style-name="ce5">
            <text:p>707.7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MS ENVIRONMENTAL LTD</text:p>
          </table:table-cell>
          <table:table-cell office:value-type="float" office:value="1710" table:style-name="ce5">
            <text:p>1710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PECIALIST CARS STEVENAGE</text:p>
          </table:table-cell>
          <table:table-cell office:value-type="float" office:value="788.75" table:style-name="ce5">
            <text:p>788.7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T THOMAS CROSS GARAGE LTD</text:p>
          </table:table-cell>
          <table:table-cell office:value-type="float" office:value="5870.14" table:style-name="ce5">
            <text:p>5870.1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TAFFORD BRIDGE DOORS LTD</text:p>
          </table:table-cell>
          <table:table-cell office:value-type="float" office:value="3932.25" table:style-name="ce5">
            <text:p>3932.2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TAFFORDSHIRE POLICE AUTHORITY</text:p>
          </table:table-cell>
          <table:table-cell office:value-type="float" office:value="27141" table:style-name="ce5">
            <text:p>27141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TAPLETONS (TYRE SERVICES) LTD</text:p>
          </table:table-cell>
          <table:table-cell office:value-type="float" office:value="1347.75" table:style-name="ce5">
            <text:p>1347.7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SUSSEX POLICE AUTHORITY</text:p>
          </table:table-cell>
          <table:table-cell office:value-type="float" office:value="2180.8200000000002" table:style-name="ce5">
            <text:p>2180.8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HE HOTLINE GROUP LTD</text:p>
          </table:table-cell>
          <table:table-cell office:value-type="float" office:value="915" table:style-name="ce5">
            <text:p>91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HE HOTLINE GROUP LTD</text:p>
          </table:table-cell>
          <table:table-cell office:value-type="float" office:value="1012.5" table:style-name="ce5">
            <text:p>1012.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HE INVESTIGATOR</text:p>
          </table:table-cell>
          <table:table-cell office:value-type="float" office:value="1525" table:style-name="ce5">
            <text:p>152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HE KNOWLEDGE ACADEMY LIMITED</text:p>
          </table:table-cell>
          <table:table-cell office:value-type="float" office:value="795" table:style-name="ce5">
            <text:p>79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RY &amp; LILLY</text:p>
          </table:table-cell>
          <table:table-cell office:value-type="float" office:value="7988.16" table:style-name="ce5">
            <text:p>7988.16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VP CO-OP PURCHASE CARD A/C</text:p>
          </table:table-cell>
          <table:table-cell office:value-type="float" office:value="34226.29" table:style-name="ce5">
            <text:p>34226.29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VP CO-OP PURCHASE CARD A/C</text:p>
          </table:table-cell>
          <table:table-cell office:value-type="float" office:value="3671.58" table:style-name="ce5">
            <text:p>3671.5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VP CO-OP PURCHASE CARD A/C</text:p>
          </table:table-cell>
          <table:table-cell office:value-type="float" office:value="4274.34" table:style-name="ce5">
            <text:p>4274.34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VP CO-OP PURCHASE CARD A/C</text:p>
          </table:table-cell>
          <table:table-cell office:value-type="float" office:value="2201.5" table:style-name="ce5">
            <text:p>2201.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TYREQUIP</text:p>
          </table:table-cell>
          <table:table-cell office:value-type="float" office:value="762.58" table:style-name="ce5">
            <text:p>762.5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VIKING ARMS LTD</text:p>
          </table:table-cell>
          <table:table-cell office:value-type="float" office:value="1027.8" table:style-name="ce5">
            <text:p>1027.8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VODAFONE LIMITED</text:p>
          </table:table-cell>
          <table:table-cell office:value-type="float" office:value="2209.9299999999998" table:style-name="ce5">
            <text:p>2209.93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WA PRODUCTS (UK) LTD</text:p>
          </table:table-cell>
          <table:table-cell office:value-type="float" office:value="8441.92" table:style-name="ce5">
            <text:p>8441.92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3-01-25T00:00:00" table:style-name="ce3">
            <text:p>25/01/2023</text:p>
          </table:table-cell>
          <table:table-cell office:value-type="string" table:style-name="ce4">
            <text:p>YAMAHA MOTOR (UK) LTD</text:p>
          </table:table-cell>
          <table:table-cell office:value-type="float" office:value="10619.5" table:style-name="ce5">
            <text:p>10619.5</text:p>
          </table:table-cell>
          <table:table-cell office:value-type="float" office:value="3630" table:style-name="ce5">
            <text:p>363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number-rows-repeated="1048262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31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atley, Jennifer (C4167)</meta:initial-creator>
    <dc:creator>Roberts, Charlotte (C7904)</dc:creator>
    <meta:creation-date>2023-02-16T13:56:00Z</meta:creation-date>
    <dc:date>2023-02-16T16:10:10Z</dc:date>
    <meta:print-date>2023-02-16T16:09:15Z</meta:print-date>
  </office:meta>
</office:document-meta>
</file>